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fia Sans" svg:font-family="'Sofia Sans'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b401a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rsid="000b401a" officeooo:paragraph-rsid="000b401a"/>
    </style:style>
    <style:style style:name="T1" style:family="text">
      <style:text-properties fo:font-variant="normal" fo:text-transform="none" fo:color="#2b2b2b" loext:opacity="100%" style:font-name="Sofia Sans" fo:font-size="9.60000038146973pt" fo:letter-spacing="normal" fo:font-style="normal" fo:font-weight="normal"/>
    </style:style>
    <style:style style:name="T2" style:family="text">
      <style:text-properties fo:font-variant="normal" fo:text-transform="none" fo:color="#2b2b2b" loext:opacity="100%" style:font-name="Sofia Sans" fo:font-size="9.60000038146973pt" fo:letter-spacing="normal" fo:font-style="normal" fo:font-weight="normal" officeooo:rsid="000cfcee"/>
    </style:style>
    <style:style style:name="T3" style:family="text">
      <style:text-properties officeooo:rsid="000b401a"/>
    </style:style>
    <style:style style:name="T4" style:family="text">
      <style:text-properties officeooo:rsid="000cfc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span text:style-name="T3">Проект „ </text:span><text:span text:style-name="T4">Гусла</text:span><text:span text:style-name="T3">“</text:span></text:p>
      <text:p text:style-name="P1"><text:span text:style-name="T1"/></text:p>
      <text:p text:style-name="P1"><text:span text:style-name="T2">Този</text:span><text:span text:style-name="T1"> проект </text:span><text:span text:style-name="T2">е отново дело на </text:span><text:span text:style-name="T1">студио “Канатица”. </text:span><text:span text:style-name="T2">Намира се</text:span><text:span text:style-name="T1"> в град София. </text:span><text:span text:style-name="T2">Семпли нежни, земни цветове и текстури и материали са в основната концепция на този интериор. Минахме през няколко етапа, за да достигнем този вариант, които се хареса най-много на клиентите. Съвсем скоро ще започне изграждането му. </text:span></text:p>
      <text:p text:style-name="P1"><text:span text:style-name="T1"/></text:p>
      <text:p text:style-name="P1"><text:span text:style-name="T1"/></text:p>
      <text:p text:style-name="P2"><text:span text:style-name="T1">Интериорен дизайн: Канатица Дизайн Студио. Арх. Кристияна Брънзалова </text:span></text:p>
      <text:p text:style-name="P2"><text:span text:style-name="T1">https://kanatiza.eu/</text:span></text:p>
      <text:p text:style-name="P1"><text:span text:style-name="T1"/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fia Sans" svg:font-family="'Sofia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bg" fo:country="BG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1T11:25:34.998000000</meta:creation-date>
    <dc:date>2024-08-01T11:39:30.069000000</dc:date>
    <meta:editing-duration>PT13M54S</meta:editing-duration>
    <meta:editing-cycles>2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5" meta:word-count="61" meta:character-count="411" meta:non-whitespace-character-count="350"/>
  </office:meta>
</office:document-meta>
</file>